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1cm" svg:stroke-color="#000000" draw:marker-start-width="0.355cm" draw:marker-end-width="0.355cm" draw:fill="solid" draw:fill-color="#fff5ce" draw:textarea-horizontal-align="justify" draw:textarea-vertical-align="middle" draw:auto-grow-height="false" fo:min-height="2.337cm" fo:min-width="11.1cm" fo:padding-top="0.15cm" fo:padding-bottom="0.15cm" fo:padding-left="0.275cm" fo:padding-right="0.275cm" draw:shadow-offset-x="0.203cm" draw:shadow-offset-y="0.203cm"/>
    </style:style>
    <style:style style:name="gr2" style:family="graphic" style:parent-style-name="standard">
      <style:graphic-properties draw:stroke="solid" draw:stroke-dash="Fine_20_Dashed" svg:stroke-width="0.051cm" svg:stroke-color="#000000" draw:marker-start-width="0.355cm" draw:marker-end-width="0.355cm" draw:fill="solid" draw:fill-color="#fff5ce" draw:textarea-horizontal-align="justify" draw:textarea-vertical-align="middle" draw:auto-grow-height="false" fo:min-height="2.335cm" fo:min-width="11.1cm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7b59" draw:textarea-horizontal-align="justify" draw:textarea-vertical-align="middle" draw:auto-grow-height="false" fo:min-height="0.385cm" fo:min-width="4.1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bbe33d" draw:textarea-horizontal-align="justify" draw:textarea-vertical-align="middle" draw:auto-grow-height="false" fo:min-height="4.147cm" fo:min-width="19.242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52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863cm" fo:min-width="0cm"/>
    </style:style>
    <style:style style:name="gr11" style:family="graphic" style:parent-style-name="standard">
      <style:graphic-properties svg:stroke-width="0.051cm" svg:stroke-color="#666666" draw:marker-start-width="0.355cm" draw:marker-end-width="0.355cm" draw:fill="solid" draw:fill-color="#eeeeee" draw:textarea-horizontal-align="justify" draw:textarea-vertical-align="middle" draw:auto-grow-height="false" fo:min-height="1.64cm" fo:min-width="4.02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3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8" style:family="graphic" style:parent-style-name="standard">
      <style:graphic-properties draw:stroke="dash" draw:stroke-dash="Dashed_20__28_var_29_" svg:stroke-width="0.102cm" svg:stroke-color="#000000" draw:marker-start-width="0.509cm" draw:marker-end-width="0.509cm" draw:fill="none" draw:textarea-horizontal-align="justify" draw:textarea-vertical-align="middle" draw:auto-grow-height="false" fo:min-height="3.431cm" fo:min-width="26.195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standard">
      <style:graphic-properties draw:fill="solid" draw:fill-color="#ffb66c" draw:textarea-horizontal-align="justify" draw:textarea-vertical-align="middle" draw:auto-grow-height="false" fo:min-height="1.528cm" fo:min-width="4.199cm"/>
    </style:style>
    <style:style style:name="gr21" style:family="graphic" style:parent-style-name="standard">
      <style:graphic-properties draw:fill="solid" draw:fill-color="#ffb66c" draw:textarea-horizontal-align="justify" draw:textarea-vertical-align="middle" draw:auto-grow-height="false" fo:min-height="0.655cm" fo:min-width="4.199cm"/>
    </style:style>
    <style:style style:name="gr22" style:family="graphic" style:parent-style-name="standard">
      <style:graphic-properties draw:textarea-horizontal-align="justify" draw:textarea-vertical-align="middle" draw:auto-grow-height="false" fo:min-height="1.92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0cm"/>
    </style:style>
    <style:style style:name="gr25" style:family="graphic" style:parent-style-name="standard">
      <style:graphic-properties svg:stroke-width="0.051cm" svg:stroke-color="#666666" draw:marker-start-width="0.355cm" draw:marker-end-width="0.355cm" draw:fill="solid" draw:fill-color="#eeeeee" draw:textarea-horizontal-align="justify" draw:textarea-vertical-align="middle" draw:auto-grow-height="false" fo:min-height="1.627cm" fo:min-width="4.02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1.768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769cm" fo:min-width="0cm"/>
    </style:style>
    <style:style style:name="gr29" style:family="graphic" style:parent-style-name="standard">
      <style:graphic-properties draw:stroke="none" draw:fill="none" fo:min-height="1.8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</style:style>
    <style:style style:name="gr3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4.272cm" fo:min-width="4.784cm" fo:padding-top="0.15cm" fo:padding-bottom="0.15cm" fo:padding-left="0.275cm" fo:padding-right="0.275cm"/>
    </style:style>
    <style:style style:name="P1" style:family="paragraph">
      <loext:graphic-properties draw:fill="solid" draw:fill-color="#fff5c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b59"/>
      <style:paragraph-properties fo:text-align="center"/>
      <style:text-properties fo:font-size="14pt" fo:font-weight="bold" style:font-size-asian="14pt" style:font-size-complex="14pt"/>
    </style:style>
    <style:style style:name="P4" style:family="paragraph">
      <loext:graphic-properties draw:fill="solid" draw:fill-color="#ff7b59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bbe33d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bold" fo:background-color="#ffffff" style:font-size-asian="12pt" style:font-weight-asian="normal" style:font-size-complex="12pt" style:font-weight-complex="normal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 fo:font-style="italic" fo:background-color="#ffffff" style:font-size-asian="14pt" style:font-style-asian="italic" style:font-size-complex="14pt" style:font-style-complex="italic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ffb66c"/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fo:background-color="#ffffff" style:font-size-asian="12pt" style:font-weight-asian="normal" style:font-size-complex="12pt" style:font-weight-complex="normal"/>
    </style:style>
    <style:style style:name="T5" style:family="text">
      <style:text-properties fo:font-size="14pt" fo:font-style="italic" fo:background-color="#ffffff" style:font-size-asian="14pt" style:font-style-asian="italic" style:font-size-complex="14pt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5cm" svg:height="2.637cm" svg:x="24.734cm" svg:y="17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65cm" svg:height="2.635cm" svg:x="10.652cm" svg:y="1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99cm" svg:height="0.635cm" svg:x="32.25cm" svg:y="11.097cm">
          <text:p text:style-name="P2"><text:span text:style-name="T1">C++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99cm" svg:height="0.635cm" svg:x="32.25cm" svg:y="14.397cm">
          <text:p text:style-name="P2"><text:span text:style-name="T1">Shell Comman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5cm" svg:height="1.825cm" svg:x="31.973cm" svg:y="8.982cm">
          <draw:text-box>
            <text:p text:style-name="P2"><text:span text:style-name="T2">Computational Model(s)</text:span></text:p>
          </draw:text-box>
        </draw:frame>
        <draw:custom-shape draw:style-name="gr5" draw:text-style-name="P6" draw:layer="layout" svg:width="19.844cm" svg:height="4.499cm" svg:x="10.144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99cm" svg:height="0.635cm" svg:x="32.25cm" svg:y="12.797cm">
          <text:p text:style-name="P2"><text:span text:style-name="T1">Python Modul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999cm" svg:height="1.361cm" svg:x="24.514cm" svg:y="17.375cm">
          <draw:text-box>
            <text:p text:style-name="P2"><text:span text:style-name="T3"><text:s/></text:span><text:span text:style-name="T3">Conduit Module</text:span></text:p>
          </draw:text-box>
        </draw:frame>
        <draw:custom-shape draw:style-name="gr7" draw:text-style-name="P2" draw:layer="layout" svg:width="0.508cm" svg:height="2.032cm" svg:x="32.727cm" svg:y="15.3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2.8cm" svg:height="0.851cm" svg:x="31.74cm" svg:y="15.843cm">
          <draw:text-box>
            <text:p text:style-name="P2"><text:span text:style-name="T4">Arguments</text:span></text:p>
          </draw:text-box>
        </draw:frame>
        <draw:frame draw:style-name="gr9" draw:text-style-name="P7" draw:layer="layout" svg:width="2.909cm" svg:height="1.673cm" svg:x="22.321cm" svg:y="17.143cm">
          <draw:text-box>
            <text:p text:style-name="P2"><text:span text:style-name="T4">Samples</text:span></text:p>
          </draw:text-box>
        </draw:frame>
        <draw:custom-shape draw:style-name="gr10" draw:text-style-name="P2" draw:layer="layout" svg:width="0.508cm" svg:height="2.413cm" draw:transform="rotate (1.5707963267949) translate (22.32cm 19.129cm)">
          <text:p/>
          <draw:enhanced-geometry svg:viewBox="0 0 21600 21600" draw:mirror-horizontal="false" draw:mirror-vertical="false" draw:text-areas="?f0 ?f7 ?f2 21600" draw:type="up-arrow" draw:modifiers="5332.89146644573 6535.1669941060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4.572cm" svg:height="1.94cm" svg:x="11.906cm" svg:y="12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6.35cm" svg:height="1.038cm" svg:x="20.685cm" svg:y="20.63cm">
          <draw:text-box>
            <text:p text:style-name="P2"><text:span text:style-name="T2">Korali Engine</text:span></text:p>
          </draw:text-box>
        </draw:frame>
        <draw:line draw:style-name="gr13" draw:text-style-name="P10" draw:layer="layout" svg:x1="32.245cm" svg:y1="11.413cm" svg:x2="30.068cm" svg:y2="11.422cm">
          <text:p/>
        </draw:line>
        <draw:line draw:style-name="gr13" draw:text-style-name="P10" draw:layer="layout" svg:x1="32.246cm" svg:y1="14.717cm" svg:x2="30.069cm" svg:y2="14.726cm">
          <text:p/>
        </draw:line>
        <draw:line draw:style-name="gr13" draw:text-style-name="P10" draw:layer="layout" svg:x1="32.246cm" svg:y1="13.117cm" svg:x2="30.083cm" svg:y2="13.125cm">
          <text:p/>
        </draw:line>
        <draw:frame draw:style-name="gr14" draw:text-style-name="P11" draw:layer="layout" svg:width="1.412cm" svg:height="0.806cm" svg:x="30.618cm" svg:y="10.649cm">
          <draw:text-box>
            <text:p><text:span text:style-name="T5">Link</text:span></text:p>
          </draw:text-box>
        </draw:frame>
        <draw:frame draw:style-name="gr15" draw:text-style-name="P11" draw:layer="layout" svg:width="1.603cm" svg:height="0.806cm" svg:x="30.518cm" svg:y="12.349cm">
          <draw:text-box>
            <text:p><text:span text:style-name="T5">Load</text:span></text:p>
          </draw:text-box>
        </draw:frame>
        <draw:frame draw:style-name="gr16" draw:text-style-name="P11" draw:layer="layout" svg:width="1.522cm" svg:height="0.806cm" svg:x="30.619cm" svg:y="13.949cm">
          <draw:text-box>
            <text:p><text:span text:style-name="T5">Path</text:span></text:p>
          </draw:text-box>
        </draw:frame>
        <draw:frame draw:style-name="gr17" draw:text-style-name="P13" draw:layer="layout" svg:width="5.318cm" svg:height="2.471cm" svg:x="11.914cm" svg:y="12.379cm">
          <draw:text-box>
            <text:p text:style-name="P12"><text:span text:style-name="T6">Name:</text:span><text:span text:style-name="T7"> Viscosity</text:span></text:p>
            <text:p text:style-name="P12"><text:span text:style-name="T6">Prior: </text:span><text:span text:style-name="T7">Uniform</text:span></text:p>
            <text:p text:style-name="P12"><text:span text:style-name="T7">…</text:span></text:p>
          </draw:text-box>
        </draw:frame>
        <draw:custom-shape draw:style-name="gr18" draw:text-style-name="P10" draw:layer="layout" svg:width="26.797cm" svg:height="3.783cm" svg:x="10.144cm" svg:y="16.902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3.052cm" svg:height="1.825cm" svg:x="14.585cm" svg:y="9.382cm">
          <draw:text-box>
            <text:p text:style-name="P2"><text:span text:style-name="T2">Korali Application </text:span><text:span text:style-name="T8">(C++ or Python)</text:span></text:p>
          </draw:text-box>
        </draw:frame>
        <draw:frame draw:style-name="gr6" draw:text-style-name="P5" draw:layer="layout" svg:width="4.11cm" svg:height="1.361cm" svg:x="10.416cm" svg:y="17.383cm">
          <draw:text-box>
            <text:p text:style-name="P2"><text:span text:style-name="T3"><text:s/></text:span><text:span text:style-name="T3">Solver Module</text:span></text:p>
          </draw:text-box>
        </draw:frame>
        <draw:frame draw:style-name="gr19" draw:text-style-name="P5" draw:layer="layout" svg:width="4.826cm" svg:height="0.806cm" svg:x="24.622cm" svg:y="10.769cm">
          <draw:text-box>
            <text:p text:style-name="P2"><text:span text:style-name="T3">Problem Type</text:span></text:p>
          </draw:text-box>
        </draw:frame>
        <draw:custom-shape draw:style-name="gr20" draw:text-style-name="P14" draw:layer="layout" svg:width="4.699cm" svg:height="1.778cm" svg:x="24.3cm" svg:y="13.065cm">
          <text:p text:style-name="P2"><text:span text:style-name="T1">Bayesian</text:span></text:p>
          <text:p text:style-name="P2"><text:span text:style-name="T9">+ Reference Points</text:span></text:p>
          <text:p text:style-name="P2"><text:span text:style-name="T9">+ Reference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4.699cm" svg:height="0.905cm" svg:x="24.3cm" svg:y="11.565cm">
          <text:p text:style-name="P2"><text:span text:style-name="T1">Direct Evalu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508cm" svg:height="2.413cm" draw:transform="rotate (-1.5707963267949) translate (24.734cm 17.722cm)">
          <text:p/>
          <draw:enhanced-geometry svg:viewBox="0 0 21600 21600" draw:mirror-horizontal="false" draw:mirror-vertical="false" draw:text-areas="?f0 ?f7 ?f2 21600" draw:type="up-arrow" draw:modifiers="5332.89146644573 6535.1669941060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2.616cm" svg:height="1.199cm" svg:x="22.521cm" svg:y="19.144cm">
          <draw:text-box>
            <text:p text:style-name="P2"><text:span text:style-name="T4">Fitness</text:span></text:p>
          </draw:text-box>
        </draw:frame>
        <draw:frame draw:style-name="gr24" draw:text-style-name="P5" draw:layer="layout" svg:width="3.854cm" svg:height="0.881cm" svg:x="19.001cm" svg:y="11.549cm">
          <draw:text-box>
            <text:p text:style-name="P15"><text:span text:style-name="T3">Variable N</text:span></text:p>
          </draw:text-box>
        </draw:frame>
        <draw:custom-shape draw:style-name="gr25" draw:text-style-name="P8" draw:layer="layout" svg:width="4.572cm" svg:height="1.927cm" svg:x="18.293cm" svg:y="12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4.817cm" svg:height="1.673cm" svg:x="18.302cm" svg:y="12.392cm">
          <draw:text-box>
            <text:p text:style-name="P16"><text:span text:style-name="T6">Name:</text:span><text:span text:style-name="T7"> Pressure</text:span></text:p>
            <text:p text:style-name="P16"><text:span text:style-name="T6">Prior: </text:span><text:span text:style-name="T7">Gaussian</text:span></text:p>
            <text:p text:style-name="P17"><text:span text:style-name="T7">…</text:span></text:p>
          </draw:text-box>
        </draw:frame>
        <draw:frame draw:style-name="gr6" draw:text-style-name="P5" draw:layer="layout" svg:width="5.244cm" svg:height="1.361cm" svg:x="14.922cm" svg:y="10.769cm">
          <draw:text-box>
            <text:p text:style-name="P2"><text:span text:style-name="T3"><text:s/></text:span><text:span text:style-name="T3">Variable Definitions</text:span></text:p>
          </draw:text-box>
        </draw:frame>
        <draw:frame draw:style-name="gr24" draw:text-style-name="P5" draw:layer="layout" svg:width="3.015cm" svg:height="0.881cm" svg:x="12.817cm" svg:y="11.549cm">
          <draw:text-box>
            <text:p text:style-name="P15"><text:span text:style-name="T3">Variable 0</text:span></text:p>
          </draw:text-box>
        </draw:frame>
        <draw:custom-shape draw:style-name="gr27" draw:text-style-name="P2" draw:layer="layout" svg:width="0.508cm" svg:height="2.305cm" svg:x="13.728cm" svg:y="15.0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2.8cm" svg:height="0.851cm" svg:x="13.04cm" svg:y="15.743cm">
          <draw:text-box>
            <text:p text:style-name="P2"><text:span text:style-name="T4">Result</text:span></text:p>
          </draw:text-box>
        </draw:frame>
        <draw:custom-shape draw:style-name="gr28" draw:text-style-name="P2" draw:layer="layout" svg:width="0.508cm" svg:height="2.306cm" draw:transform="rotate (-3.14159265358979) translate (17.237cm 17.3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3.683cm" svg:height="1.199cm" svg:x="15.401cm" svg:y="15.451cm">
          <draw:text-box>
            <text:p text:style-name="P2"><text:span text:style-name="T4">Initial</text:span></text:p>
            <text:p text:style-name="P2"><text:span text:style-name="T4">Configuration</text:span></text:p>
          </draw:text-box>
        </draw:frame>
        <draw:frame draw:style-name="gr29" draw:text-style-name="P20" draw:layer="layout" svg:width="11.43cm" svg:height="2.471cm" svg:x="11.179cm" svg:y="17.618cm">
          <draw:text-box>
            <text:p text:style-name="P19"><text:span text:style-name="T3">Options:</text:span></text:p>
            <text:p text:style-name="P19"><text:span text:style-name="T1">+ CMA-ES (Optimizer)</text:span></text:p>
            <text:p text:style-name="P19"><text:span text:style-name="T1">+ TMCMC (Sampler)</text:span></text:p>
            <text:p text:style-name="P19"><text:span text:style-name="T1">...</text:span></text:p>
          </draw:text-box>
        </draw:frame>
        <draw:frame draw:style-name="gr29" draw:text-style-name="P20" draw:layer="layout" svg:width="11.43cm" svg:height="2.471cm" svg:x="25.479cm" svg:y="17.619cm">
          <draw:text-box>
            <text:p text:style-name="P19"><text:span text:style-name="T3">Options:</text:span></text:p>
            <text:p text:style-name="P19"><text:span text:style-name="T1">+ Sequential (Semi-Intrusive)</text:span></text:p>
            <text:p text:style-name="P19"><text:span text:style-name="T1">+ Distributed (MPI + Semi-Intrusive)</text:span></text:p>
            <text:p text:style-name="P19"><text:span text:style-name="T1">+ Noninstrusive</text:span></text:p>
          </draw:text-box>
        </draw:frame>
        <draw:frame draw:style-name="gr30" draw:text-style-name="P21" draw:layer="layout" svg:width="0.942cm" svg:height="0.806cm" svg:x="26.097cm" svg:y="12.303cm">
          <draw:text-box>
            <text:p><text:span text:style-name="T10">or</text:span></text:p>
          </draw:text-box>
        </draw:frame>
        <draw:custom-shape draw:style-name="gr7" draw:text-style-name="P2" draw:layer="layout" svg:width="0.508cm" svg:height="2.032cm" draw:transform="rotate (-3.14159265358979) translate (36.236cm 17.3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2.032cm" svg:height="1.199cm" svg:x="35.04cm" svg:y="15.542cm">
          <draw:text-box>
            <text:p text:style-name="P2"><text:span text:style-name="T4">Raw</text:span></text:p>
            <text:p text:style-name="P2"><text:span text:style-name="T4">Output</text:span></text:p>
          </draw:text-box>
        </draw:frame>
        <draw:custom-shape draw:style-name="gr31" draw:text-style-name="P10" draw:layer="layout" svg:width="5.334cm" svg:height="4.572cm" svg:x="31.988cm" svg:y="10.779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3.854cm" svg:height="0.881cm" svg:x="16.901cm" svg:y="12.75cm">
          <draw:text-box>
            <text:p text:style-name="P15"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1:08:48.488000000</meta:creation-date>
    <dc:date>2019-06-18T15:27:09.345000000</dc:date>
    <meta:editing-duration>P1DT28M5S</meta:editing-duration>
    <meta:editing-cycles>17</meta:editing-cycles>
    <meta:generator>LibreOffice/6.1.4.2$Windows_X86_64 LibreOffice_project/9d0f32d1f0b509096fd65e0d4bec26ddd1938fd3</meta:generator>
    <meta:document-statistic meta:object-count="45"/>
  </office:meta>
</office:document-meta>
</file>